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style:font-size-asian="14pt" style:font-weight-asian="norm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Sheet</text:p>
      <text:p text:style-name="P1"/>
      <text:list xml:id="list708212684" text:style-name="L1">
        <text:list-item>
          <text:p text:style-name="P2">Set the population size to 100.</text:p>
        </text:list-item>
        <text:list-item>
          <text:p text:style-name="P2">Increase the camera speed.</text:p>
        </text:list-item>
        <text:list-item>
          <text:p text:style-name="P2">Change the distribution of disabled evacuees to 40%</text:p>
        </text:list-item>
        <text:list-item>
          <text:p text:style-name="P2">Set the social priority of athletes to 1.5</text:p>
        </text:list-item>
        <text:list-item>
          <text:p text:style-name="P2">Add a new category called “Category 5”</text:p>
        </text:list-item>
        <text:list-item>
          <text:p text:style-name="P2">Change the camera angle to a bird's eye view of the ship. 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ilian</meta:initial-creator>
    <meta:creation-date>2013-02-08T11:17:50</meta:creation-date>
    <meta:document-statistic meta:table-count="0" meta:image-count="0" meta:object-count="0" meta:page-count="1" meta:paragraph-count="7" meta:word-count="53" meta:character-count="268" meta:non-whitespace-character-count="227"/>
    <dc:date>2013-02-08T11:28:23</dc:date>
    <dc:creator>Michael Kilian</dc:creator>
    <meta:editing-duration>PT10M34S</meta:editing-duration>
    <meta:editing-cycles>1</meta:editing-cycles>
    <meta:generator>LibreOffice/3.4$Unix LibreOffice_project/340m1$Build-502</meta:generator>
  </office:meta>
</office:document-meta>
</file>